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egoe UI Historic" svg:font-family="'Segoe UI Historic', 'Segoe UI', Helvetica, Arial, sans-serif"/>
  </office:font-face-decls>
  <office:automatic-styles>
    <style:style style:name="P1" style:family="paragraph" style:parent-style-name="Standard">
      <style:text-properties officeooo:rsid="000b19f3" officeooo:paragraph-rsid="000b19f3"/>
    </style:style>
    <style:style style:name="P2" style:family="paragraph" style:parent-style-name="Standard">
      <style:text-properties officeooo:rsid="000b19f3" officeooo:paragraph-rsid="000dacc2"/>
    </style:style>
    <style:style style:name="P3" style:family="paragraph" style:parent-style-name="Standard">
      <style:text-properties officeooo:rsid="000b19f3" officeooo:paragraph-rsid="000ec402"/>
    </style:style>
    <style:style style:name="P4" style:family="paragraph" style:parent-style-name="Standard">
      <style:paragraph-properties fo:margin-left="1.251cm" fo:margin-right="0cm" fo:text-indent="0cm" style:auto-text-indent="false"/>
      <style:text-properties officeooo:rsid="000b19f3" officeooo:paragraph-rsid="000ec402"/>
    </style:style>
    <style:style style:name="P5" style:family="paragraph" style:parent-style-name="Standard">
      <style:paragraph-properties fo:margin-left="0cm" fo:margin-right="0cm" fo:text-indent="0cm" style:auto-text-indent="false"/>
      <style:text-properties officeooo:rsid="000b19f3" officeooo:paragraph-rsid="000ec402"/>
    </style:style>
    <style:style style:name="P6" style:family="paragraph" style:parent-style-name="Standard">
      <style:text-properties fo:font-weight="bold" officeooo:rsid="000b19f3" officeooo:paragraph-rsid="000b19f3" style:font-weight-asian="bold" style:font-weight-complex="bold"/>
    </style:style>
    <style:style style:name="P7" style:family="paragraph" style:parent-style-name="Standard">
      <style:paragraph-properties fo:margin-left="0cm" fo:margin-right="0cm" fo:text-indent="0cm" style:auto-text-indent="false"/>
      <style:text-properties fo:font-weight="bold" officeooo:rsid="000ec402" officeooo:paragraph-rsid="000ec402" style:font-weight-asian="bold" style:font-weight-complex="bold"/>
    </style:style>
    <style:style style:name="P8" style:family="paragraph" style:parent-style-name="Standard">
      <style:text-properties fo:font-weight="bold" officeooo:rsid="000f28b8" officeooo:paragraph-rsid="000f28b8" style:font-weight-asian="bold" style:font-weight-complex="bold"/>
    </style:style>
    <style:style style:name="P9" style:family="paragraph" style:parent-style-name="Standard">
      <style:paragraph-properties fo:margin-left="0cm" fo:margin-right="0cm" fo:text-indent="0cm" style:auto-text-indent="false"/>
      <style:text-properties officeooo:rsid="000ec402" officeooo:paragraph-rsid="000ec402"/>
    </style:style>
    <style:style style:name="P10" style:family="paragraph" style:parent-style-name="Standard">
      <style:text-properties officeooo:rsid="000f28b8" officeooo:paragraph-rsid="000f28b8"/>
    </style:style>
    <style:style style:name="P11" style:family="paragraph" style:parent-style-name="Standard">
      <style:text-properties style:text-underline-style="solid" style:text-underline-width="auto" style:text-underline-color="font-color" fo:font-weight="bold" officeooo:rsid="000b19f3" officeooo:paragraph-rsid="000b19f3" style:font-weight-asian="bold" style:font-weight-complex="bold"/>
    </style:style>
    <style:style style:name="T1" style:family="text">
      <style:text-properties officeooo:rsid="000cad53"/>
    </style:style>
    <style:style style:name="T2" style:family="text">
      <style:text-properties officeooo:rsid="000dacc2"/>
    </style:style>
    <style:style style:name="T3" style:family="text">
      <style:text-properties fo:font-style="normal" style:font-style-asian="normal" style:font-style-complex="normal"/>
    </style:style>
    <style:style style:name="T4" style:family="text">
      <style:text-properties fo:font-style="normal" officeooo:rsid="00108918" style:font-style-asian="normal" style:font-style-complex="normal"/>
    </style:style>
    <style:style style:name="T5" style:family="text">
      <style:text-properties officeooo:rsid="000ec402"/>
    </style:style>
    <style:style style:name="T6" style:family="text">
      <style:text-properties style:text-underline-style="solid" style:text-underline-width="auto" style:text-underline-color="font-color" officeooo:rsid="000cad53"/>
    </style:style>
    <style:style style:name="T7" style:family="text">
      <style:text-properties officeooo:rsid="000f28b8"/>
    </style:style>
    <style:style style:name="T8" style:family="text">
      <style:text-properties fo:font-style="italic" style:font-style-asian="italic" style:font-style-complex="italic"/>
    </style:style>
    <style:style style:name="T9" style:family="text">
      <style:text-properties officeooo:rsid="00108918"/>
    </style:style>
    <style:style style:name="T10" style:family="text">
      <style:text-properties officeooo:rsid="00123276"/>
    </style:style>
    <style:style style:name="T11" style:family="text">
      <style:text-properties officeooo:rsid="0016eaba"/>
    </style:style>
    <style:style style:name="T12" style:family="text">
      <style:text-properties officeooo:rsid="001741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0">Présentation de </text:span>PhiloGPT</text:p>
      <text:p text:style-name="P1"/>
      <text:p text:style-name="P1">PhiloGPT est une extension pour le navigateur Chrome permettant à l’utilisateur de simuler un dialogue avec les grand.e.s philosophes de la tradition. Son interface ressemble à <text:span text:style-name="T11">celle d’une application</text:span> de chat classique, avec une zone au bas de la page permettant de saisir du texte, et une <text:span text:style-name="T7">large</text:span> zone centrale affichant l’historique de la conversation en cours. L’interlocuteur pourtant, n’est pas un humain : c’est Platon, Descartes ou Hume - ou plutôt l<text:span text:style-name="T5">es</text:span> version<text:span text:style-name="T5">s</text:span> qu’en donne chatGPT.</text:p>
      <text:p text:style-name="P1"/>
      <text:p text:style-name="P6">D’un point de vue technique, comment tout cela fonctionne ?</text:p>
      <text:p text:style-name="P1"/>
      <text:p text:style-name="P2">Cette extension <text:span text:style-name="T9">(gratuite et open source)</text:span> repose entièrement sur les capacités génératives de chatGPT. Elle n’apporte que <text:span text:style-name="T1">deux choses :</text:span></text:p>
      <text:p text:style-name="P2"><text:span text:style-name="T1">- </text:span><text:span text:style-name="T2">D</text:span><text:span text:style-name="T1">’abord, une interface de chat qui remplace celle de chatGPT. Pour cela, </text:span><text:span text:style-name="T9">on s’appuie </text:span><text:span text:style-name="T1">très largement sur les codes d’un projet opensource, chathub (développé par le programmeur chinois Wang Dàpéng).</text:span></text:p>
      <text:p text:style-name="P3"><text:span text:style-name="T1">- Ensuite, </text:span><text:span text:style-name="T2">un jeu d’</text:span><text:span text:style-name="T1">instructions envoyées à chatGPT pour cadrer les discussions </text:span><text:span text:style-name="T2">de l’utilisateur</text:span><text:span text:style-name="T1">. Précisons ce point. </text:span><text:span text:style-name="T12">O</text:span><text:span text:style-name="T1">n appelle « prompt » le message </text:span><text:span text:style-name="T2">qu’on envoie </text:span><text:span text:style-name="T1">à un système d’intelligence artificielle. Ce prompt peut </text:span><text:span text:style-name="T2">être précédé</text:span><text:span text:style-name="T1"> d’un « preprompt », </text:span><text:span text:style-name="T2">un texte additionnel </text:span><text:span text:style-name="T1">qui </text:span><text:span text:style-name="T2">fournit</text:span><text:span text:style-name="T1"> des instructions destinées à cadrer la façon dont le système interprétera le prompt.</text:span></text:p>
      <text:p text:style-name="P3"/>
      <text:p text:style-name="P4"><text:span text:style-name="T6">Par exemple</text:span><text:span text:style-name="T1">, si on se contente d’envoyer </text:span><text:span text:style-name="T2">à chatGPT</text:span><text:span text:style-name="T1"> le prompt « </text:span><text:span text:style-name="T2">quel est le plus haut sommet sur Terre ? », on obtiendra la réponse correcte que donnerait un agent conversationnel classique, utile et serviable : l’Everest. Par contre, si on fait précéder ce prompt du preprompt : « Imagine que tu es un grec de l'Antiquité », la réponse devient l’Olympe.</text:span></text:p>
      <text:p text:style-name="P4"/>
      <text:p text:style-name="P5"><text:span text:style-name="T2">L’idée </text:span><text:span text:style-name="T5">sur laquelle repose</text:span><text:span text:style-name="T2"> PhiloGPT est la suivante : </text:span><text:span text:style-name="T5">on</text:span><text:span text:style-name="T2"> fourni</text:span><text:span text:style-name="T5">t</text:span><text:span text:style-name="T2"> une interface de chat qui </text:span><text:span text:style-name="T7">masque</text:span><text:span text:style-name="T2"> l’intégralité des pr</text:span><text:span text:style-name="T9">e</text:span><text:span text:style-name="T2">prompts, pour ne laisser apparents que les prompts de l’utilisateur et les réponses de chatGPT. </text:span><text:span text:style-name="T5">L’utilisateur ne voit pas comment le personnage avec lequel il interagit a été explicitement renseigné à chatGPT ; cela permet de créer l’illusion qu’il communique directement avec le personnage.</text:span></text:p>
      <text:p text:style-name="P5"/>
      <text:p text:style-name="P7">Quelles sont les fonctionnalités actuelles ?</text:p>
      <text:p text:style-name="P9"/>
      <text:p text:style-name="P9">Pour l’instant (v1.2.1), l’utilisateur peut discuter avec 23 philosophes de la tradition, <text:span text:style-name="T12">classés par période historique. </text:span>Une fonctionnalité utile est intégrée sur la partie gauche de l’écran : quelques questions spécifiquement adaptées à l’interlocuteur sont suggérées à l’utilisateur, qui peut ainsi découvrir des thèses et des problèmes qu’il ne soupçonn<text:span text:style-name="T7">ait</text:span> pas.</text:p>
      <text:p text:style-name="P9"/>
      <text:p text:style-name="P7">Quel est l’intérêt pédagogique de ce dispositif ?</text:p>
      <text:p text:style-name="P9"/>
      <text:p text:style-name="P9">Ce dispositif est <text:span text:style-name="T12">pensé pour les </text:span>élèves <text:span text:style-name="T7">de Terminale</text:span>. Il a <text:span text:style-name="T12">d’abord </text:span>l’avantage de suggérer un rapport ludique et détendu à la philosophie. Surtout, les capacités très impressionnantes de chatGPT permettent de répondre de façon souvent pertinente aux interrogations de l’utilisateur : en particulier, chatGPT est très efficace quand il s’agit de simplifier un concept, d’exemplifier une thèse, de commenter une citation. Les grandes idées des penseurs de la tradition sont déjà globalement intégrées dans l<text:span text:style-name="T7">es données d’entraînement du système, de sorte qu’un preprompt générique suffit souvent pour obtenir des réponses correctes.</text:span></text:p>
      <text:p text:style-name="P10">L’usage le plus immédiat de cette extension, c’est une libre discussion avec les philosophes disponibles. On peut cependant imaginer des usages plus encadrés : </text:p>
      <text:p text:style-name="P10">- On propose une question de dissertation à l'élève, et on lui fournit une liste de philosophes qui auraient une réponse intéressante à cette question (ex : Faut-il craindre la technique ? Descartes, <text:soft-page-break/>Marx, Heidegger, Jonas...). L'élève explore les différentes réponses, et à partir des dialogues qu’il a pu mener, essaye de composer un plan qui mette en discussion les pensées de ces philosophes.</text:p>
      <text:p text:style-name="P10">- On propose à l'élève de poser une question à un philosophe déterminé, et de noter la réponse. Ensuite, on lui demande de vérifier que PhiloGPT a bien répondu de façon fidèle : il doit identifier les sources, et comparer ce qu'il lit dans les œuvres originales et ce que PhiloGPT affirme. Ce dispositif a le mérite de s’appuyer sur le sens critique de l’élève, et de l’inviter à un travail de recherche autonome (un travail qui ne peut pas être mené par chatGPT lui-même !).</text:p>
      <text:p text:style-name="P10"/>
      <text:p text:style-name="P8">Quelles en sont les limites ?</text:p>
      <text:p text:style-name="P10"/>
      <text:p text:style-name="P10">La limite principale tient au caractère erroné de certaines réponses, quand les informations demandées sont trop spécifiques. Dans ce cas, les données d’entraînement dont chatGPT <text:span text:style-name="T9">dispose </text:span><text:span text:style-name="T10">restent</text:span> trop grossières. Par exemple, <text:span text:style-name="T9">lorsque</text:span> dans la version actuelle (v1.2.1) vous demandez à Descartes ce qu’est la générosité, celui-ci vous répond un verbiage moralisateur qui n’a rien à voir avec le concept subtil développé dans les <text:span text:style-name="T8">Passions de l’âme</text:span><text:span text:style-name="T3">. Pour </text:span><text:span text:style-name="T4">pallier cette faiblesse, l’idéal serait d’entraîner chatGPT sur le corpus complet des œuvres de chaque auteur - mais c’est une solution qui impliquerait un recours payant à l’API d’OpenAI. La prochaine version à paraître de l’extension (v.1.3) propose une autre approche : on fournit un préprompt spécifique en fonction du thème abordé par l’utilisateur, et on fournit ainsi à chatGPT des informations précises sur les véritables théories défendues par l’auteur. Les réponses sont alors bien plus pertinentes, et j’invite les lecteurs curieux à attendre cette prochaine version pour juger des possibilités réelles du systè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egoe UI Historic" svg:font-family="'Segoe UI Historic', 'Segoe UI',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20T19:56:22.837000000</meta:creation-date>
    <dc:title>Page vierge</dc:title>
    <meta:generator>LibreOffice/7.2.5.2$Windows_X86_64 LibreOffice_project/499f9727c189e6ef3471021d6132d4c694f357e5</meta:generator>
    <meta:editing-duration>PT26M45S</meta:editing-duration>
    <meta:editing-cycles>4</meta:editing-cycles>
    <dc:date>2023-04-20T21:30:11.043000000</dc:date>
    <meta:document-statistic meta:table-count="0" meta:image-count="0" meta:object-count="0" meta:page-count="2" meta:paragraph-count="17" meta:word-count="823" meta:character-count="5259" meta:non-whitespace-character-count="4452"/>
    <meta:template xlink:type="simple" xlink:actuate="onRequest" xlink:title="Page vierge" xlink:href="file:///C:/Users/Vivien/AppData/Roaming/LibreOffice/4/user/template/Page%20vierge1.ott" meta:date="2023-04-20T19:56:22.292000000"/>
  </office:meta>
</office:document-meta>
</file>